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5fe6" officeooo:paragraph-rsid="001e5fe6"/>
    </style:style>
    <style:style style:name="T1" style:family="text">
      <style:text-properties officeooo:rsid="001fc43e"/>
    </style:style>
    <style:style style:name="T2" style:family="text">
      <style:text-properties officeooo:rsid="002170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4CI018 module on Monday 07 December, Dr Herbert delivered a presentation on career development. He pointed out all the help that university offers through career advice services, such <text:span text:style-name="T1">as</text:span> mock interviews, job search and CV development. <text:span text:style-name="T1">Also how to build a Link</text:span><text:span text:style-name="T2">edIn profile to show case the skills and personalities for any potential employers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7T12:31:11.219564697</meta:creation-date>
    <dc:date>2020-12-07T13:24:34.451395802</dc:date>
    <meta:editing-duration>PT33M2S</meta:editing-duration>
    <meta:editing-cycles>1</meta:editing-cycles>
    <meta:document-statistic meta:table-count="0" meta:image-count="0" meta:object-count="0" meta:page-count="1" meta:paragraph-count="1" meta:word-count="55" meta:character-count="346" meta:non-whitespace-character-count="292"/>
    <meta:generator>LibreOffice/7.0.2.2$MacOSX_X86_64 LibreOffice_project/8349ace3c3162073abd90d81fd06dcfb6b36b994</meta:generator>
  </office:meta>
</office:document-meta>
</file>